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text-properties fo:language="en" fo:country="AU"/>
    </style:style>
    <style:style style:name="P7" style:family="paragraph" style:parent-style-name="Standard">
      <style:text-properties fo:language="en" fo:country="GB"/>
    </style:style>
    <style:style style:name="P8" style:family="paragraph" style:parent-style-name="Standard">
      <style:text-properties fo:color="#ff420e"/>
    </style:style>
    <style:style style:name="P9" style:family="paragraph" style:parent-style-name="Standard" style:list-style-name="L6">
      <style:text-properties fo:color="#ff420e"/>
    </style:style>
    <style:style style:name="P10" style:family="paragraph" style:parent-style-name="Standard" style:list-style-name="L7">
      <style:text-properties fo:color="#ff420e"/>
    </style:style>
    <style:style style:name="P11" style:family="paragraph" style:parent-style-name="Standard">
      <style:text-properties fo:color="#ff420e" fo:language="en" fo:country="GB"/>
    </style:style>
    <style:style style:name="P12" style:family="paragraph" style:parent-style-name="Standard" style:list-style-name="L5">
      <style:text-properties fo:color="#ff420e" fo:language="en" fo:country="AU"/>
    </style:style>
    <style:style style:name="P13" style:family="paragraph" style:parent-style-name="Standard" style:list-style-name="L4">
      <style:text-properties fo:color="#ff420e"/>
    </style:style>
    <style:style style:name="P14" style:family="paragraph" style:parent-style-name="Standard" style:list-style-name="L3">
      <style:text-properties fo:color="#ff420e"/>
    </style:style>
    <style:style style:name="T1" style:family="text">
      <style:text-properties fo:language="en" fo:country="GB"/>
    </style:style>
    <style:style style:name="T2" style:family="text">
      <style:text-properties fo:color="#ff42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PG IDEAS</text:p>
      <text:p text:style-name="Standard"/>
      <text:p text:style-name="Standard">OVERARCHING THEME:</text:p>
      <text:p text:style-name="Standard"/>
      <text:p text:style-name="Standard">7 Acts, each associated with one of the “deadly sins” with the act boss for each act being named for that sin. So, Act1 could be “Lust” and the Boss would be “Lust”. The main town for that Act could be “Crave”. Each Act would be:</text:p>
      <text:p text:style-name="Standard"/>
      <text:list xml:id="list3085737606164052903" text:style-name="L1">
        <text:list-item>
          <text:p text:style-name="P2">Lust</text:p>
        </text:list-item>
        <text:list-item>
          <text:p text:style-name="P2">Gluttony</text:p>
        </text:list-item>
        <text:list-item>
          <text:p text:style-name="P2">Greed</text:p>
        </text:list-item>
        <text:list-item>
          <text:p text:style-name="P2">Sloth</text:p>
        </text:list-item>
        <text:list-item>
          <text:p text:style-name="P2">Wrath</text:p>
        </text:list-item>
        <text:list-item>
          <text:p text:style-name="P2">Envy</text:p>
        </text:list-item>
        <text:list-item>
          <text:p text:style-name="P2">Pride</text:p>
        </text:list-item>
      </text:list>
      <text:p text:style-name="Standard"/>
      <text:p text:style-name="Standard">We could “theme” monsters around each act. Townspeople even, so for example in Wrath the town would be unfriendly at first. Greed, they'd charge more, Sloth, they'd hardly respond etc etc, each impediment on each town being lifted when the player kills the Act boss.</text:p>
      <text:p text:style-name="Standard"/>
      <text:p text:style-name="P8">Hmm – didn't think this was going to be a dungeon crawler; thought it was going to be a town builder with tech trees and tech evolution...but anyhow – careful not to make this a Diablo rip-off.</text:p>
      <text:p text:style-name="Standard"/>
      <text:p text:style-name="Standard"/>
      <text:p text:style-name="Standard">ENEMIES: XP REWARD IS BASE XP * LEVELDIFF – where 0 level diff = 100%, each level lower reduces it by 20%, so an enemy 5 levels lower would be worth 0 xp and enemy 5 levels higher would be worth 200% xp.</text:p>
      <text:p text:style-name="Standard"/>
      <text:p text:style-name="Standard">LOOT: Goes from level 1 to 100. Loot drops at a level 70% of the level of the enemy that dropped it, 15% at 1 level lower, 15% at 1 level higher. Ergo, best loot would be level 100 loot. We can make base weapons that are, in terms of potency, BASEWEAPON*weaponLevel, so a level 1 weapon would be 1% of the weapons base. Ergo, we configure Weapon prefabs for what they'd be at level 100.</text:p>
      <text:p text:style-name="Standard"/>
      <text:p text:style-name="Standard">CHARACTER AND ENEMY LEVELS: Goes from 1 to 99. - <text:span text:style-name="T2">Why not 100?</text:span></text:p>
      <text:p text:style-name="Standard"/>
      <text:p text:style-name="Standard">DAMAGE TYPES: Fire, Cold, Poison, Physical. Add Holy? (nothing can have a holy resistance, it's “Damage from Heaven – no enemy must do holy).</text:p>
      <text:p text:style-name="P1">Cold – slows the sufferer.</text:p>
      <text:p text:style-name="P1">Poison – DoT</text:p>
      <text:p text:style-name="P1">Physical – can stun the target.</text:p>
      <text:p text:style-name="P1">Fire – can blind the target. <text:span text:style-name="T2">What about a Burn DoT</text:span>?</text:p>
      <text:p text:style-name="P11">Weaken – Saps Stamina?</text:p>
      <text:p text:style-name="P1"/>
      <text:p text:style-name="Standard"/>
      <text:p text:style-name="Standard">ELEMENTAL RESISTANCE TYPES: Same as Damage, Fire, Cold, Poison, Physical.</text:p>
      <text:p text:style-name="Standard"/>
      <text:p text:style-name="Standard">ELEMENTAL IMMUNITY: Nothing, including the player, must be immune to an element, Mathf. Cap it at 80%.</text:p>
      <text:p text:style-name="Standard"/>
      <text:p text:style-name="Standard">DIFFICULTY LEVELS: Easy, Normal, Hard, Damned Hard, Nightmare <text:span text:style-name="T2">(Rename Nightmare to Demonic)</text:span>. Each higher difficulty can only be accessed after completing the game at previous <text:soft-page-break/>difficulty levels. Loot is capped at 25 on Easy, 50 on Hard, 75 on Damned Hard, 100 on Nightmare.</text:p>
      <text:p text:style-name="Standard">Player resistances start at 0 on Easy, -20 on Normal, -40 on Hard, -60 on Damned Hard and -100 on Nightmare.</text:p>
      <text:p text:style-name="Standard"/>
      <text:p text:style-name="Standard">ACTS:</text:p>
      <text:p text:style-name="Standard"/>
      <text:list xml:id="list1489984996335193427" text:style-name="L2">
        <text:list-item>
          <text:p text:style-name="P3">A more or less cheery Act 1, forest scenes but dungeons.</text:p>
        </text:list-item>
      </text:list>
      <text:list xml:id="list848063565315667915" text:style-name="L3">
        <text:list-item>
          <text:p text:style-name="P4">A desert level.</text:p>
        </text:list-item>
        <text:list-item>
          <text:p text:style-name="P4">A snow level.</text:p>
        </text:list-item>
        <text:list-item>
          <text:p text:style-name="P4">A swamp level.</text:p>
        </text:list-item>
        <text:list-item>
          <text:p text:style-name="P4">A fortress level.</text:p>
        </text:list-item>
        <text:list-item>
          <text:p text:style-name="P14">An Ethereal level.</text:p>
        </text:list-item>
      </text:list>
      <text:p text:style-name="Standard"/>
      <text:p text:style-name="Standard">LEVELLING REQUIREMENTS: XP required to level up increases with each level, and increases by a bit more each time. Character should more or less reach level 20 at end of Easy, so they have to do some random dungeons, reach 40 at end of Hard, etc etc.</text:p>
      <text:p text:style-name="Standard"/>
      <text:p text:style-name="Standard">WEAPON ATTRIBUTES:</text:p>
      <text:p text:style-name="Standard"/>
      <text:p text:style-name="Standard">Damage: Fire, Cold, Poison and/or Physical, <text:span text:style-name="T1">Holy.</text:span></text:p>
      <text:p text:style-name="Standard">Damage Over Time: as above. - <text:span text:style-name="T2">add bleeding – possibly affects stamina?</text:span></text:p>
      <text:p text:style-name="Standard">Damage Bonus to Enemy Type</text:p>
      <text:p text:style-name="Standard">Skill Bonuses.</text:p>
      <text:p text:style-name="Standard"/>
      <text:p text:style-name="Standard">DUNGEON SCROLLS: Find scrolls which get applied to dungeons. Scroll might be for example “+20% Magic Find”, meaning that using that scroll in that dungeon applies +20MF to that dungeon. Scrolls could also have negative effects as well, even multiple effects, some good, some bad, for example a scroll saying “+20MF, +10 monster damage”.</text:p>
      <text:p text:style-name="Standard"/>
      <text:p text:style-name="Standard">RAYCAST FROM CAMERA TO PLAYER: Alpha out (or reduce to half alpha) of any object between the camera and the player, so that the player remains always visible.</text:p>
      <text:p text:style-name="Standard"/>
      <text:p text:style-name="Standard">CLASSES: Warrior (melee), Summoner (melee-by-proxy), Archer (Ranged), Wizard (Ranged). Male and female variants. Keep the skill tree simple, with iconic skills for each one only. Player can reset skill and attribute point selections at any time (or perhaps with a semi-rare potion).</text:p>
      <text:p text:style-name="Standard"/>
      <text:p text:style-name="Standard"/>
      <text:p text:style-name="Standard">WARRIOR SKILLS:</text:p>
      <text:list xml:id="list1795656118295222597" text:style-name="L4">
        <text:list-item>
          <text:list>
            <text:list-item>
              <text:p text:style-name="P5">Shield Bash – shield must be equipped.</text:p>
            </text:list-item>
            <text:list-item>
              <text:p text:style-name="P5">Rampage 1x2h or 2x1h only – runs forward attacking as they do so.</text:p>
            </text:list-item>
            <text:list-item>
              <text:p text:style-name="P5">Slash – 1h+shield – main attack with 1h weapon.</text:p>
            </text:list-item>
            <text:list-item>
              <text:p text:style-name="P13">STOMP – or push-back ability</text:p>
            </text:list-item>
            <text:list-item>
              <text:p text:style-name="P5">???</text:p>
            </text:list-item>
            <text:list-item>
              <text:p text:style-name="P5">???</text:p>
            </text:list-item>
            <text:list-item>
              <text:p text:style-name="P5"/>
            </text:list-item>
          </text:list>
        </text:list-item>
      </text:list>
      <text:p text:style-name="Standard"/>
      <text:p text:style-name="Standard"/>
      <text:p text:style-name="Standard">SUMMONER SKILLS:</text:p>
      <text:list xml:id="list5356228729943901493" text:style-name="L5">
        <text:list-item>
          <text:list>
            <text:list-item>
              <text:p text:style-name="P6">See ARPG SUMMONER CLASS.</text:p>
            </text:list-item>
            <text:list-item>
              <text:p text:style-name="P12">Is this really necessary? <text:s/>Could roll this ability into Wizards.</text:p>
            </text:list-item>
          </text:list>
        </text:list-item>
      </text:list>
      <text:p text:style-name="Standard"/>
      <text:p text:style-name="Standard"/>
      <text:p text:style-name="Standard"><text:soft-page-break/>ARCHER SKILLS:</text:p>
      <text:list xml:id="list7402254596979179938" text:style-name="L6">
        <text:list-item>
          <text:list>
            <text:list-item>
              <text:p text:style-name="P9">Multi-Arrow attack</text:p>
            </text:list-item>
            <text:list-item>
              <text:p text:style-name="P9">Fire Arrows</text:p>
            </text:list-item>
            <text:list-item>
              <text:p text:style-name="P9">Frost Arrows</text:p>
            </text:list-item>
            <text:list-item>
              <text:p text:style-name="P9">Poison Arrows</text:p>
            </text:list-item>
            <text:list-item>
              <text:p text:style-name="P9">Exploding Arrows</text:p>
            </text:list-item>
          </text:list>
        </text:list-item>
      </text:list>
      <text:p text:style-name="Standard"/>
      <text:p text:style-name="Standard">WIZARD SKILLS:</text:p>
      <text:p text:style-name="Standard"/>
      <text:list xml:id="list7310351023986926293" text:style-name="L7">
        <text:list-item>
          <text:list>
            <text:list-item>
              <text:p text:style-name="P10">Conjure a Demon</text:p>
            </text:list-item>
            <text:list-item>
              <text:p text:style-name="P10">Potions?</text:p>
            </text:list-item>
            <text:list-item>
              <text:p text:style-name="P10">Elemental Protection ability</text:p>
            </text:list-item>
            <text:list-item>
              <text:p text:style-name="P10">Heal allies</text:p>
            </text:list-item>
            <text:list-item>
              <text:p text:style-name="P10">Cast DoT spells</text:p>
            </text:list-item>
            <text:list-item>
              <text:p text:style-name="P10">Cast a “Wall” spell – where a wall could be placed between the Wizard and the opponent which has a limited amount of HPs?</text:p>
            </text:list-item>
          </text:list>
        </text:list-item>
      </text:list>
      <text:p text:style-name="Standard"/>
      <text:p text:style-name="Standard"/>
      <text:p text:style-name="P1">Reputation with the main town of each Act. Higher rep equals lower prices for buying, higher prices for selling and access to items not otherwise available (or perhaps only otherwise available as loot drops). High reps enable the hiring of a follower.</text:p>
      <text:p text:style-name="P1"/>
      <text:p text:style-name="P11">Contradicting myself re “Careful not to make a Diablo rip-off”, will there be quest givers?</text:p>
      <text:p text:style-name="P11"/>
      <text:p text:style-name="P11">And now for something completely different....</text:p>
      <text:p text:style-name="P11"/>
      <text:p text:style-name="P11">Can the player make a “home” or base where he can build farms, enlist NPCs to work, sell goods for gold, have a blacksmith to create better weapons and perhaps another building to create spells depending on his choice of character. <text:s/>Perhaps a “Courtyard” where players could hone their skills.</text:p>
      <text:p text:style-name="P11"/>
      <text:p text:style-name="P11">NOTE TO PILZY:</text:p>
      <text:p text:style-name="P11">Anything mentioned here in Red are my thoughts only. <text:s/>You're not going to hurt my feelings (QQ) if you decide against at this point, or any other point. <text:s/>I will follow your lead s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meta:initial-creator>
    <meta:creation-date>2019-08-18T19:47:10.54</meta:creation-date>
    <dc:date>2019-09-05T18:50:19.72</dc:date>
    <dc:creator>Alan Morrison</dc:creator>
    <meta:editing-duration>P7DT5H17M52S</meta:editing-duration>
    <meta:editing-cycles>20</meta:editing-cycles>
    <meta:generator>OpenOffice/4.1.6$Win32 OpenOffice.org_project/416m1$Build-9790</meta:generator>
    <meta:document-statistic meta:table-count="0" meta:image-count="0" meta:object-count="0" meta:page-count="3" meta:paragraph-count="70" meta:word-count="928" meta:character-count="5094"/>
  </office:meta>
</office:document-meta>
</file>